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234DB875168FC354E6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style:font-name="FreeSerif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  <style:text-properties style:font-name="FreeSerif" fo:font-size="28pt" fo:font-weight="bold" fo:background-color="#6600cc" style:font-size-asian="28pt" style:font-weight-asian="bold" style:font-size-complex="28pt" style:font-weight-complex="bold"/>
    </style:style>
    <style:style style:name="P3" style:family="paragraph">
      <style:paragraph-properties fo:text-align="end"/>
      <style:text-properties fo:color="#ffffff"/>
    </style:style>
    <style:style style:name="P4" style:family="paragraph">
      <loext:graphic-properties draw:fill="none" draw:fill-color="#ffffff"/>
      <style:paragraph-properties fo:text-align="end"/>
      <style:text-properties fo: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FreeSeri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 xml:id="id1" draw:id="i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Self-bilinear Map on Unknown Order Groups from Indistinguishability Obfuscation and its Applications</text:span></text:p>
          </draw:text-box>
        </draw:frame>
        <draw:frame presentation:style-name="pr2" draw:layer="layout" svg:width="25.199cm" svg:height="12.179cm" svg:x="1.6cm" svg:y="5.221cm" presentation:class="outline" presentation:placeholder="true" presentation:user-transformed="true">
          <draw:text-box/>
        </draw:frame>
        <draw:frame draw:style-name="gr1" draw:text-style-name="P4" draw:layer="layout" svg:width="10.6cm" svg:height="1.2cm" svg:x="17.4cm" svg:y="19.4cm">
          <draw:text-box>
            <text:p text:style-name="P3"><text:span text:style-name="T2">Jose Manuel Rodriguez Calvo</text:span></text:p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anim:par presentation:node-type="timing-root">
          <anim:par smil:begin="id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A00000234DB875168FC354E6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3:50:40.500948574</meta:creation-date>
    <dc:date>2018-05-20T14:07:53.903457068</dc:date>
    <meta:editing-duration>PT5M21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